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officeooo:paragraph-rsid="001e1e27"/>
    </style:style>
    <style:style style:name="P2" style:family="paragraph" style:parent-style-name="Text_20_body">
      <style:text-properties officeooo:paragraph-rsid="001eba2b"/>
    </style:style>
    <style:style style:name="P3" style:family="paragraph" style:parent-style-name="Text_20_body">
      <style:text-properties officeooo:paragraph-rsid="002bf2b0"/>
    </style:style>
    <style:style style:name="P4" style:family="paragraph" style:parent-style-name="Standard">
      <style:text-properties officeooo:rsid="00183ebe" officeooo:paragraph-rsid="00183ebe"/>
    </style:style>
    <style:style style:name="P5" style:family="paragraph" style:parent-style-name="Standard">
      <style:text-properties fo:font-weight="bold" officeooo:rsid="00183ebe" officeooo:paragraph-rsid="00183ebe" style:font-weight-asian="bold" style:font-weight-complex="bold"/>
    </style:style>
    <style:style style:name="P6" style:family="paragraph" style:parent-style-name="Standard">
      <style:text-properties fo:font-weight="bold" officeooo:rsid="00183ebe" officeooo:paragraph-rsid="002aadbb" style:font-weight-asian="bold" style:font-weight-complex="bold"/>
    </style:style>
    <style:style style:name="P7" style:family="paragraph" style:parent-style-name="Standard">
      <style:text-properties fo:font-weight="bold" officeooo:rsid="001fc062" officeooo:paragraph-rsid="001fc062" style:font-weight-asian="bold" style:font-weight-complex="bold"/>
    </style:style>
    <style:style style:name="P8" style:family="paragraph" style:parent-style-name="Standard">
      <style:text-properties fo:font-weight="bold" officeooo:rsid="003f0194" officeooo:paragraph-rsid="003f0194" style:font-weight-asian="bold" style:font-weight-complex="bold"/>
    </style:style>
    <style:style style:name="P9" style:family="paragraph" style:parent-style-name="Standard">
      <style:text-properties fo:font-weight="bold" officeooo:rsid="00403d9b" officeooo:paragraph-rsid="00403d9b" style:font-weight-asian="bold" style:font-weight-complex="bold"/>
    </style:style>
    <style:style style:name="P10" style:family="paragraph" style:parent-style-name="Standard">
      <style:text-properties fo:font-weight="bold" officeooo:rsid="00403d9b" officeooo:paragraph-rsid="0042e11d" style:font-weight-asian="bold" style:font-weight-complex="bold"/>
    </style:style>
    <style:style style:name="P11" style:family="paragraph" style:parent-style-name="Standard">
      <style:text-properties fo:font-weight="bold" officeooo:rsid="004e84ee" officeooo:paragraph-rsid="004e84ee" style:font-weight-asian="bold" style:font-weight-complex="bold"/>
    </style:style>
    <style:style style:name="P12" style:family="paragraph" style:parent-style-name="Standard">
      <style:text-properties officeooo:paragraph-rsid="00183ebe"/>
    </style:style>
    <style:style style:name="P13" style:family="paragraph" style:parent-style-name="Standard">
      <style:text-properties officeooo:paragraph-rsid="0018bd61"/>
    </style:style>
    <style:style style:name="P14" style:family="paragraph" style:parent-style-name="Standard">
      <style:text-properties officeooo:paragraph-rsid="001bfaaa"/>
    </style:style>
    <style:style style:name="P15" style:family="paragraph" style:parent-style-name="Standard">
      <style:text-properties officeooo:rsid="001fc062" officeooo:paragraph-rsid="00219d80"/>
    </style:style>
    <style:style style:name="P16" style:family="paragraph" style:parent-style-name="Standard">
      <style:text-properties officeooo:rsid="00247dca" officeooo:paragraph-rsid="00247dca"/>
    </style:style>
    <style:style style:name="P17" style:family="paragraph" style:parent-style-name="Standard">
      <style:text-properties officeooo:rsid="0026b6d9" officeooo:paragraph-rsid="0026b6d9"/>
    </style:style>
    <style:style style:name="P18" style:family="paragraph" style:parent-style-name="Standard">
      <style:text-properties officeooo:rsid="0029da43" officeooo:paragraph-rsid="0029da43"/>
    </style:style>
    <style:style style:name="P19" style:family="paragraph" style:parent-style-name="Standard">
      <style:text-properties officeooo:paragraph-rsid="002aa8a2"/>
    </style:style>
    <style:style style:name="P20" style:family="paragraph" style:parent-style-name="Standard">
      <style:text-properties officeooo:rsid="002aadbb" officeooo:paragraph-rsid="002aadbb"/>
    </style:style>
    <style:style style:name="P21" style:family="paragraph" style:parent-style-name="Standard">
      <style:text-properties officeooo:paragraph-rsid="002aadbb"/>
    </style:style>
    <style:style style:name="P22" style:family="paragraph" style:parent-style-name="Standard">
      <style:text-properties officeooo:rsid="0030d9c6" officeooo:paragraph-rsid="0030d9c6"/>
    </style:style>
    <style:style style:name="P23" style:family="paragraph" style:parent-style-name="Standard">
      <style:text-properties officeooo:rsid="0031c9aa" officeooo:paragraph-rsid="0031c9aa"/>
    </style:style>
    <style:style style:name="P24" style:family="paragraph" style:parent-style-name="Standard">
      <style:text-properties officeooo:rsid="00328a33" officeooo:paragraph-rsid="00328a33"/>
    </style:style>
    <style:style style:name="P25" style:family="paragraph" style:parent-style-name="Standard">
      <style:text-properties officeooo:rsid="003e44ba" officeooo:paragraph-rsid="003e44ba"/>
    </style:style>
    <style:style style:name="P26" style:family="paragraph" style:parent-style-name="Standard">
      <style:text-properties fo:font-size="13pt" fo:font-weight="bold" officeooo:rsid="003f0194" officeooo:paragraph-rsid="003f0194" style:font-size-asian="13pt" style:font-weight-asian="bold" style:font-size-complex="13pt" style:font-weight-complex="bold"/>
    </style:style>
    <style:style style:name="P27" style:family="paragraph" style:parent-style-name="Standard">
      <style:text-properties fo:font-weight="normal" officeooo:rsid="00409c04" officeooo:paragraph-rsid="0042b495" style:font-weight-asian="normal" style:font-weight-complex="normal"/>
    </style:style>
    <style:style style:name="P28" style:family="paragraph" style:parent-style-name="Standard">
      <style:text-properties fo:font-weight="normal" officeooo:rsid="0042e11d" officeooo:paragraph-rsid="0042e11d" style:font-weight-asian="normal" style:font-weight-complex="normal"/>
    </style:style>
    <style:style style:name="P29" style:family="paragraph" style:parent-style-name="Standard">
      <style:text-properties fo:font-weight="normal" officeooo:rsid="0045d0be" officeooo:paragraph-rsid="0045d0be" style:font-weight-asian="normal" style:font-weight-complex="normal"/>
    </style:style>
    <style:style style:name="P30" style:family="paragraph" style:parent-style-name="Standard">
      <style:text-properties fo:font-weight="normal" officeooo:rsid="004a1a8e" officeooo:paragraph-rsid="004a1a8e" style:font-weight-asian="normal" style:font-weight-complex="normal"/>
    </style:style>
    <style:style style:name="P31" style:family="paragraph" style:parent-style-name="Standard">
      <style:text-properties fo:font-weight="normal" officeooo:rsid="0051f9a0" officeooo:paragraph-rsid="0051f9a0" style:font-weight-asian="normal" style:font-weight-complex="normal"/>
    </style:style>
    <style:style style:name="P32" style:family="paragraph" style:parent-style-name="Standard">
      <style:text-properties fo:font-weight="normal" officeooo:rsid="0055424b" officeooo:paragraph-rsid="0055424b" style:font-weight-asian="normal" style:font-weight-complex="normal"/>
    </style:style>
    <style:style style:name="P33" style:family="paragraph" style:parent-style-name="Text_20_body" style:list-style-name="L1">
      <style:text-properties officeooo:paragraph-rsid="001eba2b"/>
    </style:style>
    <style:style style:name="P34" style:family="paragraph" style:parent-style-name="Text_20_body" style:list-style-name="L1">
      <style:paragraph-properties fo:margin-top="0cm" fo:margin-bottom="0cm" loext:contextual-spacing="false"/>
    </style:style>
    <style:style style:name="T1" style:family="text">
      <style:text-properties officeooo:rsid="00183ebe"/>
    </style:style>
    <style:style style:name="T2" style:family="text">
      <style:text-properties fo:font-weight="bold" officeooo:rsid="00183ebe" style:font-weight-asian="bold" style:font-weight-complex="bold"/>
    </style:style>
    <style:style style:name="T3" style:family="text">
      <style:text-properties officeooo:rsid="0018bd61"/>
    </style:style>
    <style:style style:name="T4" style:family="text">
      <style:text-properties officeooo:rsid="001998d0"/>
    </style:style>
    <style:style style:name="T5" style:family="text">
      <style:text-properties officeooo:rsid="001bfaaa"/>
    </style:style>
    <style:style style:name="T6" style:family="text">
      <style:text-properties officeooo:rsid="001e1e27"/>
    </style:style>
    <style:style style:name="T7" style:family="text">
      <style:text-properties officeooo:rsid="001eba2b"/>
    </style:style>
    <style:style style:name="T8" style:family="text">
      <style:text-properties officeooo:rsid="00219d80"/>
    </style:style>
    <style:style style:name="T9" style:family="text">
      <style:text-properties officeooo:rsid="00247305"/>
    </style:style>
    <style:style style:name="T10" style:family="text">
      <style:text-properties officeooo:rsid="00261944"/>
    </style:style>
    <style:style style:name="T11" style:family="text">
      <style:text-properties officeooo:rsid="002aa8a2"/>
    </style:style>
    <style:style style:name="T12" style:family="text">
      <style:text-properties officeooo:rsid="002aadbb"/>
    </style:style>
    <style:style style:name="T13" style:family="text">
      <style:text-properties officeooo:rsid="002bf2b0"/>
    </style:style>
    <style:style style:name="T14" style:family="text">
      <style:text-properties officeooo:rsid="0031c9aa"/>
    </style:style>
    <style:style style:name="T15" style:family="text">
      <style:text-properties officeooo:rsid="0031f9aa"/>
    </style:style>
    <style:style style:name="T16" style:family="text">
      <style:text-properties officeooo:rsid="0034559f"/>
    </style:style>
    <style:style style:name="T17" style:family="text">
      <style:text-properties officeooo:rsid="00359248"/>
    </style:style>
    <style:style style:name="T18" style:family="text">
      <style:text-properties officeooo:rsid="003634f6"/>
    </style:style>
    <style:style style:name="T19" style:family="text">
      <style:text-properties officeooo:rsid="003e8c55"/>
    </style:style>
    <style:style style:name="T20" style:family="text">
      <style:text-properties officeooo:rsid="00409c04"/>
    </style:style>
    <style:style style:name="T21" style:family="text">
      <style:text-properties officeooo:rsid="0042b495"/>
    </style:style>
    <style:style style:name="T22" style:family="text">
      <style:text-properties officeooo:rsid="0043ec68"/>
    </style:style>
    <style:style style:name="T23" style:family="text">
      <style:text-properties officeooo:rsid="0044422e"/>
    </style:style>
    <style:style style:name="T24" style:family="text">
      <style:text-properties officeooo:rsid="0047b489"/>
    </style:style>
    <style:style style:name="T25" style:family="text">
      <style:text-properties officeooo:rsid="00492069"/>
    </style:style>
    <style:style style:name="T26" style:family="text">
      <style:text-properties officeooo:rsid="004a78f4"/>
    </style:style>
    <style:style style:name="T27" style:family="text">
      <style:text-properties officeooo:rsid="004abc3c"/>
    </style:style>
    <style:style style:name="T28" style:family="text">
      <style:text-properties officeooo:rsid="004b88a3"/>
    </style:style>
    <style:style style:name="T29" style:family="text">
      <style:text-properties officeooo:rsid="0053e7b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Quotes:</text:p>
      <text:p text:style-name="P19"><text:span text:style-name="T2">“</text:span>Use a simple sans serif font such as Verdana, as these are easier to read on screen. However, contrary to regular accessibility guidelines, some people on the autism spectrum do prefer a serif font (for example, Times New Roman) so it is worth making this available as well. “ - <text:a xlink:type="simple" xlink:href="http://www.autism.org.uk/working-with/leisure-and-environments/designing-websites-suitable-for-people-with-autism-spectrum-disorders.aspx" text:style-name="Internet_20_link" text:visited-style-name="Visited_20_Internet_20_Link"><text:span text:style-name="T11">http://www.autism.org.uk/working-with/leisure-and-environments/designing-websites-suitable-for-people-with-autism-spectrum-disorders.aspx</text:span></text:a></text:p>
      <text:p text:style-name="P19"/>
      <text:p text:style-name="P21">“<text:span text:style-name="T13">Have a clean and uncluttered design, p</text:span>referably with some light space (lots of people don't like white and find it too jarring on the eye) around the graphical and textual elements of the page.  We refer to this in terms of "low arousal" as people on the spectrum often have heightened sensory awareness. Research has shown that many people with ASDs are 'visual learners' who absorb information more readily in a visual format. Appropriate visual reinforcement of textual material can therefore be a great help to people with an ASD. The design challenge is to keep pages clear and uncluttered.” - <text:a xlink:type="simple" xlink:href="http://www.autism.org.uk/working-with/leisure-and-environments/designing-websites-suitable-for-people-with-autism-spectrum-disorders.aspx" text:style-name="Internet_20_link" text:visited-style-name="Visited_20_Internet_20_Link"><text:span text:style-name="T12">http://www.autism.org.uk/working-with/leisure-and-environments/designing-websites-suitable-for-people-with-autism-spectrum-disorders.aspx</text:span></text:a></text:p>
      <text:p text:style-name="P6"/>
      <text:p text:style-name="P12"><text:span text:style-name="T2">“</text:span>In designing web sites our job is to reduce functional limitations through design.” - <text:a xlink:type="simple" xlink:href="http://webstyleguide.com/wsg3/2-universal-usability/index.html" text:style-name="Internet_20_link" text:visited-style-name="Visited_20_Internet_20_Link"><text:span text:style-name="T1">http://webstyleguide.com/wsg3/2-universal-usability/index.html</text:span></text:a></text:p>
      <text:p text:style-name="P12"/>
      <text:p text:style-name="P13">“The most common method for achieving usability is user-centered design (<text:span text:style-name="T3">UCD</text:span>). <text:span text:style-name="T3">UCD</text:span> includes user-oriented methods such as task analysis, focus groups, and user testing to understand user needs and refine designs based on user feedback. <text:span text:style-name="T4">UCD</text:span> involves determining what functionality users want in a product and how they will use it.” - <text:a xlink:type="simple" xlink:href="http://webstyleguide.com/wsg3/2-universal-usability/2-basis.html" text:style-name="Internet_20_link" text:visited-style-name="Visited_20_Internet_20_Link"><text:span text:style-name="T3">http://webstyleguide.com/wsg3/2-universal-usability/2-basis.html</text:span></text:a></text:p>
      <text:p text:style-name="P13"/>
      <text:p text:style-name="P14">“For maximum functionality and legibility, your page and site design should be built on a consistent pattern of modular units that all share the same basic layout grids, graphic themes, editorial conventions, and organization hierarchies. The goal is to be consistent and predictable; your users should feel comfortable exploring your site and confident that they can find what they need.” - <text:a xlink:type="simple" xlink:href="http://webstyleguide.com/wsg3/4-interface-design/3-interface-design.html" text:style-name="Internet_20_link" text:visited-style-name="Visited_20_Internet_20_Link"><text:span text:style-name="T5">http://webstyleguide.com/wsg3/4-interface-design/3-interface-design.html</text:span></text:a></text:p>
      <text:p text:style-name="P14"/>
      <text:p text:style-name="P14">“Users are not impressed with complexity that seems gratuitous, especially those users who may be depending on the site for timely and accurate information.” - <text:a xlink:type="simple" xlink:href="http://webstyleguide.com/wsg3/4-interface-design/3-interface-design.html" text:style-name="Internet_20_link" text:visited-style-name="Visited_20_Internet_20_Link"><text:span text:style-name="T5">http://webstyleguide.com/wsg3/4-interface-design/3-interface-design.html</text:span></text:a></text:p>
      <text:p text:style-name="P14"/>
      <text:p text:style-name="P14">“Web page headers convey the site identity, provide major navigation links, and often offer a search box. The header is where people expect to see a consistent statement of your organizational identity, and the header graphics and text are probably the most important elements in making a collection of web pages feel like an identifiable “site” rather than a random assemblage of files.</text:p>
      <text:p text:style-name="P1">User research shows overwhelmingly that users expect that the top left area of your page header will contain both a visual indication of who you are, plus a link back to your site’s home page. Users also expect that the header may play an <text:soft-page-break/>important role in global navigation within your site. Important navigation links are often arrayed horizontally within the page header.” - <text:a xlink:type="simple" xlink:href="http://webstyleguide.com/wsg3/4-interface-design/3-interface-design.html" text:style-name="Internet_20_link" text:visited-style-name="Visited_20_Internet_20_Link"><text:span text:style-name="T6">http://webstyleguide.com/wsg3/4-interface-design/3-interface-design.html</text:span></text:a></text:p>
      <text:p text:style-name="P1">“Design creates visual logic and seeks an optimal balance between visual sensation and graphic information. Without the visual impact of shape, color, and contrast, pages are graphically uninteresting and will not motivate the viewer.” - <text:a xlink:type="simple" xlink:href="http://webstyleguide.com/wsg3/7-page-design/index.html" text:style-name="Internet_20_link" text:visited-style-name="Visited_20_Internet_20_Link"><text:span text:style-name="T6">http://webstyleguide.com/wsg3/7-page-design/index.html</text:span></text:a></text:p>
      <text:p text:style-name="P2">“Subtle, desaturated colors make the best choices for backgrounds or minor elements. Avoid bold, highly saturated primary colors except in regions of maximum emphasis, and even there use them cautiously.” - <text:a xlink:type="simple" xlink:href="http://webstyleguide.com/wsg3/7-page-design/3-visual-design.html" text:style-name="Internet_20_link" text:visited-style-name="Visited_20_Internet_20_Link"><text:span text:style-name="T7">http://webstyleguide.com/wsg3/7-page-design/3-visual-design.html</text:span></text:a></text:p>
      <text:p text:style-name="P3">“Research reveals people make a subconscious judgment about a person, environment, or product within 90 seconds of initial viewing and that between 62% and 90% of that assessment is based on color alone.” - <text:a xlink:type="simple" xlink:href="http://www.colorcom.com/research/why-color-matters" text:style-name="Internet_20_link" text:visited-style-name="Visited_20_Internet_20_Link"><text:span text:style-name="T13">http://www.colorcom.com/research/why-color-matters</text:span></text:a></text:p>
      <text:p text:style-name="P1">“The primary purposes of graphic design are to:</text:p>
      <text:list xml:id="list2657286131106359206" text:style-name="L1">
        <text:list-item>
          <text:p text:style-name="P34">Create a clear visual hierarchy of contrast, so you can see at a glance what is important and what is peripheral </text:p>
        </text:list-item>
        <text:list-item>
          <text:p text:style-name="P34">Define functional regions of the page </text:p>
        </text:list-item>
        <text:list-item>
          <text:p text:style-name="P33">Group page elements that are related, so that you can see structure in the content “ - <text:a xlink:type="simple" xlink:href="http://webstyleguide.com/wsg3/7-page-design/3-visual-design.html" text:style-name="Internet_20_link" text:visited-style-name="Visited_20_Internet_20_Link"><text:span text:style-name="T7">http://webstyleguide.com/wsg3/7-page-design/3-visual-design.html</text:span></text:a> </text:p>
        </text:list-item>
      </text:list>
      <text:p text:style-name="P1"/>
      <text:p text:style-name="P13"/>
      <text:p text:style-name="P5">Design (Discuss Survey Results)</text:p>
      <text:p text:style-name="P7"/>
      <text:p text:style-name="P15">An organization's website is a re<text:span text:style-name="T9">fl</text:span>ection of the organization itself. Having a poor design can negatively impact <text:span text:style-name="T8">a</text:span> user<text:span text:style-name="T8">'</text:span>s opinion of the organization and may be the deciding factor in whether or not a user stays on the website. <text:span text:style-name="T8">It is therefore in the best interest of the organization to ensure that it has an effective web design. According to Martin (n.d) there are three fundamental principles involved in creating an effective design: Organize, Economize, and Communicate. The first principle, organize, is to provide a conceptual structure of the website; the second, economize, is to maintain simplicity without sacrificing content; and the last, communicate, is to ensure that content is communicable towards the target audience.</text:span></text:p>
      <text:p text:style-name="P15"/>
      <text:p text:style-name="P15"><text:span text:style-name="T8">It is important to remember that 'effective design' is a relative term, and what constitutes a good design for one organization, may not be good for another. The target audience of this website is aimed at persons with Autism Spectrum </text:span><text:soft-page-break/><text:span text:style-name="T8">Disorder and Aspergers and their families, and consequently the needs of these users must be kept in mind. User-Centered Design (UCD) is one of the most common methods used to ensure usability whilst addressing the needs of the users by determining what functionality the user wants and how it will be used (Lynch &amp; Horton, 2005). As our primary research was not targeted specifically at those with Autism or Aspergers, our secondary research was used to connect our primary research on aspects of design as they pertain to persons with Autism and Aspergers.</text:span></text:p>
      <text:p text:style-name="P4"/>
      <text:p text:style-name="P16">From our primary research, nine survey questions were chosen to evaluate the design of the AAFS website. <text:span text:style-name="T10">These questions focused on colour scheme, organizational layout, graphics, typography, and visual appeal. As seen in Figure 2, the participants' responses highlighted the need for a better design as most areas received a poor rating. The key areas of concern were found to be the site's colour scheme, the graphics, and visual appeal; with visual appeal receiving a rating of 33.9% approval. There was less of a consensus on the effectiveness of the organizational layout between participants whilst the typography received generally positive feedback.</text:span></text:p>
      <text:p text:style-name="P16"/>
      <text:p text:style-name="P17"/>
      <text:p text:style-name="P17"/>
      <text:p text:style-name="P17">Colour Scheme</text:p>
      <text:p text:style-name="P17"/>
      <text:p text:style-name="P20">Question 3.2 from our survey was designed to assess the visual appeal of the current colour scheme of the AAFS website. This question received a rating of 37.5% <text:span text:style-name="T13">making it</text:span> <text:span text:style-name="T13">one of the lowest ratings in our survey. According to Colorcom, a colour consultation firm, people make a subconscious judgement of a person, environment, or product within 90 seconds and between 62% and 90% of that is based on colour alone (Colorcom, 2010). The current colour scheme of the website is inconsistent across different pages making the website appear unprofessional and haphazard. Additionally, too many colours are used within singular pages making it hard to quickly scan for pertinent and important information. Considering the target audience, care should be taken when deciding a new colour scheme as persons with Autism and Aspergers prefer 'low arousal' environments as they tend to have heightened sensory awareness(autism.org.uk, 2014). With this in mind, it is still possible to design a better colour scheme which will enhance the attractiveness of the site whilst still providing a comfortable environment for its users.</text:span></text:p>
      <text:p text:style-name="P17"/>
      <text:p text:style-name="P17"/>
      <text:p text:style-name="P4">Graphics</text:p>
      <text:p text:style-name="P4"/>
      <text:p text:style-name="P22">Questions 3.5 and 3.6 of our survey questioned the participants on their opinion of the site's graphics in terms of their visual appeal and whether or not the graphics helped enhance the information provided. The participants responded with little favour towards the graphics with ratings respectively, 37.5% and 33.9%, making it the category with the lowest combined ratings <text:span text:style-name="T14">next to the overall visual appeal of the site</text:span>. <text:span text:style-name="T14">This most likely stems from the discordant </text:span><text:soft-page-break/><text:span text:style-name="T14">nature of the header image. The logo is tacked on and appears to float over the rest of the image, while the image itself fails to identify itself with the AAFS.</text:span> </text:p>
      <text:p text:style-name="P23">According to Lynch and Horton (2005), “the header graphics and text are probably the most important elements in making a collection of web pages feel like an identifiable “site” rather than a random assemblage of files.” <text:span text:style-name="T15">Through the use of more consistent graphics and an improved header image, the AAFS can improve its aesthetic design.</text:span></text:p>
      <text:p text:style-name="P23"><text:s/></text:p>
      <text:p text:style-name="P18">Layout</text:p>
      <text:p text:style-name="P18"/>
      <text:p text:style-name="P24">T<text:span text:style-name="T18">hree</text:span> questions from our survey, 2.2, 2.9 <text:span text:style-name="T18">and 4</text:span>, asked participants to rate the website<text:span text:style-name="T17">'</text:span>s organizational layout in terms of user friendliness and organizational content. The responses were respectively, 53.6%, <text:span text:style-name="T18">50%</text:span> and 50%, <text:span text:style-name="T16">making the results relatively inconclusive. Despite the lack of consensus, these values suggest that there is room for improvement to help ensure greater usabilty. A consistent design is a must for effective usability, and all pages should maintain a similar layout so as to be easily digested (Martin, n.d). The current layout is not consistent across the website. Certain pages have multiple columns, others are just a collection of paragraphs, and others are justified to the left. These variations can make it hard to quickly skim through the presented content and may lead users to skip important information. Persons with Aspergers tend to prefer symmetry, and thus the final layout design should also keep this in mind (Atwood, 2007).</text:span></text:p>
      <text:p text:style-name="P24"/>
      <text:p text:style-name="P25">Typography</text:p>
      <text:p text:style-name="P25"/>
      <text:p text:style-name="P25">Two questions from the survey, <text:span text:style-name="T19">3.4 and 3.5, focused on the typography of the site as it pertained to font face and size. The ratings were generally positive with a rating of 51.8% and 53.6%, respectively. This suggests that the current font while adequate, could be improved for higher user satisfaction. Font consistency should also be adhered to, ensuring that readability remains similar across all pages of the site. Excluding headings and titles, the font size should be kept <text:s/>consistent across all pages which is not the case with the current website. Finally, the font should be chosen so it is appealing to users with and without Autism and Aspergers, and generally a non-serif font is an appropriate choice (autism.org.uk, 2014).</text:span></text:p>
      <text:p text:style-name="P25"/>
      <text:p text:style-name="P25"/>
      <text:p text:style-name="P26">Recommendations:</text:p>
      <text:p text:style-name="P8"/>
      <text:p text:style-name="P10">Use a monochromatic colour scheme</text:p>
      <text:p text:style-name="P10"/>
      <text:p text:style-name="P28">Monochromatic colour schemes are visually appealing and simple to implement. The colour scheme chosen should reflect the organization's identity, and can be an effective way to help <text:span text:style-name="T22">ensure the organization is memorable</text:span> (usabilitypost.com, 2014). <text:span text:style-name="T22">Target audience of the AAFS are those with Autism or Aspergers and as such, careful consideration should be made when deciding on a <text:s/>colour scheme. Ensuring a proper constrast is very important as many people </text:span><text:soft-page-break/><text:span text:style-name="T22">with Autism and Aspergers find high-contrast text to be too visually stimulating, and thus a lower contrast colour scheme should be used. Additionally, many people with Autism and Aspergers have strong associations with certain colours, so choosing an appropriate colour can be difficult (Devine, 2014). According to Do2Learn, an educational website for those with special needs, green tends to be a colour associated with positivity and trust whilst colours such as red and orange tend to be negatively associated(do2learn.com, 2014). Implementing a monochromatic green colour scheme can help promote visual appeal whilst also being associated with positivity.</text:span></text:p>
      <text:p text:style-name="P28"/>
      <text:p text:style-name="P28"><text:tab/><text:tab/><text:tab/><text:tab/><text:tab/><text:span text:style-name="T23">{ Include Graphic Here }</text:span></text:p>
      <text:p text:style-name="P10"/>
      <text:p text:style-name="P9">Incorporate professional graphics</text:p>
      <text:p text:style-name="P9"/>
      <text:p text:style-name="P27">Graphics should be visually appealing and used to enhance the content of the website. <text:span text:style-name="T21">Any unnecessary graphics should be removed as they can be distracting to users. The graphics should be high quality, and efforts should be made to ensure that images are not jagged, blurry, or mashed together. Transparency should be used when incorporating graphic links so they do not appear pasted on <text:s/>and unprofessional such as with the current social media buttons on the website. Introducing a</text:span> new header image would greatly improve the appearance of the site and can help to strengthen the identity and professionalism of the organization. <text:span text:style-name="T26">Incorporating the donate button into the header will also make it more visble and will associate it with the organization as well making it available on every page (WiredImpact, 2014a). Additionally, t</text:span>he header and logo should be designed with a consistent theme to promote the idea of cohesion <text:span text:style-name="T21">and brand identity</text:span>. <text:span text:style-name="T21">This theme should also work alongside the rest of the site's colour scheme.</text:span></text:p>
      <text:p text:style-name="P27"/>
      <text:p text:style-name="P27"><text:tab/><text:tab/><text:tab/><text:tab/><text:span text:style-name="T26">{ Include Graphic Here }</text:span></text:p>
      <text:p text:style-name="P9"/>
      <text:p text:style-name="P9"/>
      <text:p text:style-name="P9">Structure website using consistent layout</text:p>
      <text:p text:style-name="P9"/>
      <text:p text:style-name="P29">The purpose of a organizational layout is to structure and present the content <text:span text:style-name="T24">of a website </text:span>to the user. According to Lynch and Horton (2005), “for maximum functionality and legibility, your page and site design should be built on a consistent pattern of modular units that all share the same basic layout grids, graphic themes, editorial conventions, and organization hierarchies.” This consistency helps enhance user comprehension and <text:span text:style-name="T24">site </text:span>navigation <text:span text:style-name="T24">whilst promoting a strong gestalt</text:span>. <text:span text:style-name="T24">The layout would benefit from symmetry as symmetry is itself a form of consistency, and would also be beneficial for those with Autism or Aspergers(Atwood, 2007). The current layout would not have to change much for it to become more effective. Ensuring that text is formatted in a consistent way across all pages would enhance readability, and ensuring adequate spacing between sections would help separate ideas on the page and make the content easier to digest.</text:span></text:p>
      <text:p text:style-name="P29"/>
      <text:p text:style-name="P9"><text:soft-page-break/>Choose a <text:span text:style-name="T20">sans</text:span>-serif fon<text:span text:style-name="T25">t</text:span></text:p>
      <text:p text:style-name="P9"/>
      <text:p text:style-name="P30">Having a good font is very important when designing a website. The font chosen can negatively affect the usability experience if it is difficult to read, or distracting to the eye. In addition to a having a good font, ensuring that the font is consistent throughout the site is also important. Readability should not change from page to page, and emphases such as italics or bold face should only be used to highlight important information and links so they are easily seen <text:span text:style-name="T27">(Lynch &amp; Horton, 2005)</text:span>. <text:span text:style-name="T28">Generally, u</text:span>sing a simple sans serif font is an effective choice as it is easy to read on screen (autism.org.uk, 2014). For this reason, we suggest the use of Verdana for the website's main font. </text:p>
      <text:p text:style-name="P30"/>
      <text:p text:style-name="P11">Reduce amount of navigation menu links</text:p>
      <text:p text:style-name="P11"/>
      <text:p text:style-name="P32">The use of a drop down menu is a effective choice for navigation, but the current layout of the navigation bar is cluttered. <text:s/>Reducing the number of links and ensuring that important links are labeled clearly will aid persons with Autism and Aspergers in effectively navigating the website (autism.org.uk, 2014). By ensuring that concise, descriptive labels are used for the links users will be able to quickly scan for pertinent information. In addition to cleaning up the main links, work should be done on the drop down menu links as well as they too would benefit from a cleaner design.</text:p>
      <text:p text:style-name="P11"/>
      <text:p text:style-name="P11">Incorporate Accessibility Criteria from W3C</text:p>
      <text:p text:style-name="P11"/>
      <text:p text:style-name="P31">As an organization focused on providing a safe and inclusive environment for persons with disabilities, a key focus of their web presence should be providing an accessible website which does not discriminate against users for any reason. By incorporating the W3C's WCAG standards into the AAFS website, the website will be more accessible and will allow for greater exposure <text:span text:style-name="T29">to wider audiences which will help promote the organizations mission of inclusiveness and car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CA"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CA"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23:19:48.191451044</meta:creation-date>
    <dc:date>2014-12-06T22:44:10.630964393</dc:date>
    <meta:editing-duration>PT6H43M33S</meta:editing-duration>
    <meta:editing-cycles>55</meta:editing-cycles>
    <meta:generator>LibreOffice/4.3.4.1$Linux_X86_64 LibreOffice_project/430m0$Build-1</meta:generator>
    <meta:document-statistic meta:table-count="0" meta:image-count="0" meta:object-count="0" meta:page-count="6" meta:paragraph-count="45" meta:word-count="2379" meta:character-count="15583" meta:non-whitespace-character-count="13231"/>
  </office:meta>
</office:document-meta>
</file>